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598in"/>
    </style:style>
    <style:style style:name="co2" style:family="table-column">
      <style:table-column-properties fo:break-before="auto" style:column-width="0.5327in"/>
    </style:style>
    <style:style style:name="co3" style:family="table-column">
      <style:table-column-properties fo:break-before="auto" style:column-width="0.739in"/>
    </style:style>
    <style:style style:name="co4" style:family="table-column">
      <style:table-column-properties fo:break-before="auto" style:column-width="0.6189in"/>
    </style:style>
    <style:style style:name="co5" style:family="table-column">
      <style:table-column-properties fo:break-before="auto" style:column-width="1.3047in"/>
    </style:style>
    <style:style style:name="co6" style:family="table-column">
      <style:table-column-properties fo:break-before="auto" style:column-width="1.3654in"/>
    </style:style>
    <style:style style:name="co7" style:family="table-column">
      <style:table-column-properties fo:break-before="auto" style:column-width="1.405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Corner">
      <style:table-cell-properties fo:border-bottom="none" fo:border-left="none" fo:border-right="none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 style:data-style-name="N0">
      <style:table-cell-properties fo:border="0.99pt solid #000000"/>
    </style:style>
    <style:style style:name="ce10" style:family="table-cell" style:parent-style-name="Pivot_20_Table_20_Category" style:data-style-name="N0">
      <style:table-cell-properties fo:border-bottom="2.01pt solid #000000" fo:border-left="0.99pt solid #000000" fo:border-right="0.99pt solid #000000" fo:border-top="0.99pt solid #000000"/>
    </style:style>
    <style:style style:name="ce11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15" style:family="table-cell" style:parent-style-name="Pivot_20_Table_20_Value" style:data-style-name="N0">
      <style:table-cell-properties fo:border-bottom="2.01pt solid #000000" fo:border-left="0.99pt solid #000000" fo:border-right="none" fo:border-top="0.99pt solid #000000"/>
    </style:style>
    <style:style style:name="ce1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8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19" style:family="table-cell" style:parent-style-name="Pivot_20_Table_20_Value" style:data-style-name="N0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23" style:family="table-cell" style:parent-style-name="Pivot_20_Table_20_Value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out-auto-chun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lectivity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otal Time (s)</text:p>
          </table:table-cell>
          <table:table-cell office:value-type="string" calcext:value-type="string">
            <text:p>Cost ($)</text:p>
          </table:table-cell>
          <table:table-cell office:value-type="string" calcext:value-type="string">
            <text:p>Transfer Size (bytes)</text:p>
          </table:table-cell>
          <table:table-cell office:value-type="string" calcext:value-type="string">
            <text:p>Transfer Size (GB)</text:p>
          </table:table-cell>
        </table:table-row>
        <table:table-row table:style-name="ro1">
          <table:table-cell office:value-type="string" calcext:value-type="string">
            <text:p>Wed Mar 22 15:07:07 2023</text:p>
          </table:table-cell>
          <table:table-cell office:value-type="string" calcext:value-type="string">
            <text:p>TileDB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zure</text:p>
          </table:table-cell>
          <table:table-cell office:value-type="float" office:value="3354.56441402435" calcext:value-type="float">
            <text:p>3354.56441402435</text:p>
          </table:table-cell>
          <table:table-cell office:value-type="float" office:value="10.6648442284775" calcext:value-type="float">
            <text:p>10.6648442284775</text:p>
          </table:table-cell>
          <table:table-cell office:value-type="float" office:value="143104608960" calcext:value-type="float">
            <text:p>143104608960</text:p>
          </table:table-cell>
          <table:table-cell table:formula="of:=[.G2]/1024/1024/1024" office:value-type="float" office:value="133.276552855968" calcext:value-type="float">
            <text:p>133.276552855968</text:p>
          </table:table-cell>
        </table:table-row>
        <table:table-row table:style-name="ro1">
          <table:table-cell office:value-type="string" calcext:value-type="string">
            <text:p>Wed Mar 22 15:13:11 2023</text:p>
          </table:table-cell>
          <table:table-cell office:value-type="string" calcext:value-type="string">
            <text:p>TileDB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zure</text:p>
          </table:table-cell>
          <table:table-cell office:value-type="float" office:value="3369.12799358368" calcext:value-type="float">
            <text:p>3369.12799358368</text:p>
          </table:table-cell>
          <table:table-cell office:value-type="float" office:value="10.6648442284775" calcext:value-type="float">
            <text:p>10.6648442284775</text:p>
          </table:table-cell>
          <table:table-cell office:value-type="float" office:value="143104608960" calcext:value-type="float">
            <text:p>143104608960</text:p>
          </table:table-cell>
          <table:table-cell table:formula="of:=[.G3]/1024/1024/1024" office:value-type="float" office:value="133.276552855968" calcext:value-type="float">
            <text:p>133.276552855968</text:p>
          </table:table-cell>
        </table:table-row>
        <table:table-row table:style-name="ro1">
          <table:table-cell office:value-type="string" calcext:value-type="string">
            <text:p>Wed Mar 22 15:19:14 2023</text:p>
          </table:table-cell>
          <table:table-cell office:value-type="string" calcext:value-type="string">
            <text:p>TileDB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cs</text:p>
          </table:table-cell>
          <table:table-cell office:value-type="float" office:value="1781.8078160286" calcext:value-type="float">
            <text:p>1781.8078160286</text:p>
          </table:table-cell>
          <table:table-cell office:value-type="float" office:value="14.6625968141565" calcext:value-type="float">
            <text:p>14.6625968141565</text:p>
          </table:table-cell>
          <table:table-cell office:value-type="float" office:value="143104608960" calcext:value-type="float">
            <text:p>143104608960</text:p>
          </table:table-cell>
          <table:table-cell table:formula="of:=[.G4]/1024/1024/1024" office:value-type="float" office:value="133.276552855968" calcext:value-type="float">
            <text:p>133.276552855968</text:p>
          </table:table-cell>
        </table:table-row>
        <table:table-row table:style-name="ro1">
          <table:table-cell office:value-type="string" calcext:value-type="string">
            <text:p>Wed Mar 22 15:23:17 2023</text:p>
          </table:table-cell>
          <table:table-cell office:value-type="string" calcext:value-type="string">
            <text:p>TileDB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zure</text:p>
          </table:table-cell>
          <table:table-cell office:value-type="float" office:value="18061.1142587662" calcext:value-type="float">
            <text:p>18061.1142587662</text:p>
          </table:table-cell>
          <table:table-cell office:value-type="float" office:value="53.9907739066672" calcext:value-type="float">
            <text:p>53.9907739066672</text:p>
          </table:table-cell>
          <table:table-cell office:value-type="float" office:value="724467082860" calcext:value-type="float">
            <text:p>724467082860</text:p>
          </table:table-cell>
          <table:table-cell table:formula="of:=[.G5]/1024/1024/1024" office:value-type="float" office:value="674.71254883334" calcext:value-type="float">
            <text:p>674.71254883334</text:p>
          </table:table-cell>
        </table:table-row>
        <table:table-row table:style-name="ro1">
          <table:table-cell office:value-type="string" calcext:value-type="string">
            <text:p>Wed Mar 22 15:54:22 2023</text:p>
          </table:table-cell>
          <table:table-cell office:value-type="string" calcext:value-type="string">
            <text:p>TileDB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gcs</text:p>
          </table:table-cell>
          <table:table-cell office:value-type="float" office:value="19098.6556696892" calcext:value-type="float">
            <text:p>19098.6556696892</text:p>
          </table:table-cell>
          <table:table-cell office:value-type="float" office:value="148.458792743335" calcext:value-type="float">
            <text:p>148.458792743335</text:p>
          </table:table-cell>
          <table:table-cell office:value-type="float" office:value="1448934165720" calcext:value-type="float">
            <text:p>1448934165720</text:p>
          </table:table-cell>
          <table:table-cell table:formula="of:=[.G6]/1024/1024/1024" office:value-type="float" office:value="1349.42509766668" calcext:value-type="float">
            <text:p>1349.42509766668</text:p>
          </table:table-cell>
        </table:table-row>
        <table:table-row table:style-name="ro1">
          <table:table-cell office:value-type="string" calcext:value-type="string">
            <text:p>Wed Mar 22 16:28:26 2023</text:p>
          </table:table-cell>
          <table:table-cell office:value-type="string" calcext:value-type="string">
            <text:p>TileDB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cs</text:p>
          </table:table-cell>
          <table:table-cell office:value-type="float" office:value="8777.82243251801" calcext:value-type="float">
            <text:p>8777.82243251801</text:p>
          </table:table-cell>
          <table:table-cell office:value-type="float" office:value="74.2293963716674" calcext:value-type="float">
            <text:p>74.2293963716674</text:p>
          </table:table-cell>
          <table:table-cell office:value-type="float" office:value="724467082860" calcext:value-type="float">
            <text:p>724467082860</text:p>
          </table:table-cell>
          <table:table-cell table:formula="of:=[.G7]/1024/1024/1024" office:value-type="float" office:value="674.71254883334" calcext:value-type="float">
            <text:p>674.71254883334</text:p>
          </table:table-cell>
        </table:table-row>
        <table:table-row table:style-name="ro1">
          <table:table-cell office:value-type="string" calcext:value-type="string">
            <text:p>Wed Mar 22 16:44:30 2023</text:p>
          </table:table-cell>
          <table:table-cell office:value-type="string" calcext:value-type="string">
            <text:p>TileDB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3</text:p>
          </table:table-cell>
          <table:table-cell office:value-type="float" office:value="2591.53032302856" calcext:value-type="float">
            <text:p>2591.53032302856</text:p>
          </table:table-cell>
          <table:table-cell office:value-type="float" office:value="11.9970657570372" calcext:value-type="float">
            <text:p>11.9970657570372</text:p>
          </table:table-cell>
          <table:table-cell office:value-type="float" office:value="143104608960" calcext:value-type="float">
            <text:p>143104608960</text:p>
          </table:table-cell>
          <table:table-cell table:formula="of:=[.G8]/1024/1024/1024" office:value-type="float" office:value="133.276552855968" calcext:value-type="float">
            <text:p>133.276552855968</text:p>
          </table:table-cell>
        </table:table-row>
        <table:table-row table:style-name="ro1">
          <table:table-cell office:value-type="string" calcext:value-type="string">
            <text:p>Wed Mar 22 16:49:33 2023</text:p>
          </table:table-cell>
          <table:table-cell office:value-type="string" calcext:value-type="string">
            <text:p>TileDB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3</text:p>
          </table:table-cell>
          <table:table-cell office:value-type="float" office:value="26581.2135624886" calcext:value-type="float">
            <text:p>26581.2135624886</text:p>
          </table:table-cell>
          <table:table-cell office:value-type="float" office:value="121.470290790001" calcext:value-type="float">
            <text:p>121.470290790001</text:p>
          </table:table-cell>
          <table:table-cell office:value-type="float" office:value="1448934165720" calcext:value-type="float">
            <text:p>1448934165720</text:p>
          </table:table-cell>
          <table:table-cell table:formula="of:=[.G9]/1024/1024/1024" office:value-type="float" office:value="1349.42509766668" calcext:value-type="float">
            <text:p>1349.42509766668</text:p>
          </table:table-cell>
        </table:table-row>
        <table:table-row table:style-name="ro1">
          <table:table-cell office:value-type="string" calcext:value-type="string">
            <text:p>Wed Mar 22 17:35:38 2023</text:p>
          </table:table-cell>
          <table:table-cell office:value-type="string" calcext:value-type="string">
            <text:p>TileDB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3</text:p>
          </table:table-cell>
          <table:table-cell office:value-type="float" office:value="13212.1933364868" calcext:value-type="float">
            <text:p>13212.1933364868</text:p>
          </table:table-cell>
          <table:table-cell office:value-type="float" office:value="60.7351453950006" calcext:value-type="float">
            <text:p>60.7351453950006</text:p>
          </table:table-cell>
          <table:table-cell office:value-type="float" office:value="724467082860" calcext:value-type="float">
            <text:p>724467082860</text:p>
          </table:table-cell>
          <table:table-cell table:formula="of:=[.G10]/1024/1024/1024" office:value-type="float" office:value="674.71254883334" calcext:value-type="float">
            <text:p>674.71254883334</text:p>
          </table:table-cell>
        </table:table-row>
        <table:table-row table:style-name="ro1">
          <table:table-cell office:value-type="string" calcext:value-type="string">
            <text:p>Wed Mar 22 17:58:42 2023</text:p>
          </table:table-cell>
          <table:table-cell office:value-type="string" calcext:value-type="string">
            <text:p>TileDB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cs</text:p>
          </table:table-cell>
          <table:table-cell office:value-type="float" office:value="1810.38527488709" calcext:value-type="float">
            <text:p>1810.38527488709</text:p>
          </table:table-cell>
          <table:table-cell office:value-type="float" office:value="14.6625968141565" calcext:value-type="float">
            <text:p>14.6625968141565</text:p>
          </table:table-cell>
          <table:table-cell office:value-type="float" office:value="143104608960" calcext:value-type="float">
            <text:p>143104608960</text:p>
          </table:table-cell>
          <table:table-cell table:formula="of:=[.G11]/1024/1024/1024" office:value-type="float" office:value="133.276552855968" calcext:value-type="float">
            <text:p>133.276552855968</text:p>
          </table:table-cell>
        </table:table-row>
        <table:table-row table:style-name="ro1">
          <table:table-cell office:value-type="string" calcext:value-type="string">
            <text:p>Wed Mar 22 18:02:45 2023</text:p>
          </table:table-cell>
          <table:table-cell office:value-type="string" calcext:value-type="string">
            <text:p>TileDB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3</text:p>
          </table:table-cell>
          <table:table-cell office:value-type="float" office:value="2684.25120353699" calcext:value-type="float">
            <text:p>2684.25120353699</text:p>
          </table:table-cell>
          <table:table-cell office:value-type="float" office:value="11.9970657570372" calcext:value-type="float">
            <text:p>11.9970657570372</text:p>
          </table:table-cell>
          <table:table-cell office:value-type="float" office:value="143104608960" calcext:value-type="float">
            <text:p>143104608960</text:p>
          </table:table-cell>
          <table:table-cell table:formula="of:=[.G12]/1024/1024/1024" office:value-type="float" office:value="133.276552855968" calcext:value-type="float">
            <text:p>133.276552855968</text:p>
          </table:table-cell>
        </table:table-row>
        <table:table-row table:style-name="ro1">
          <table:table-cell office:value-type="string" calcext:value-type="string">
            <text:p>Wed Mar 22 18:07:49 2023</text:p>
          </table:table-cell>
          <table:table-cell office:value-type="string" calcext:value-type="string">
            <text:p>TileDB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zure</text:p>
          </table:table-cell>
          <table:table-cell office:value-type="float" office:value="36363.5954189301" calcext:value-type="float">
            <text:p>36363.5954189301</text:p>
          </table:table-cell>
          <table:table-cell office:value-type="float" office:value="107.981547813334" calcext:value-type="float">
            <text:p>107.981547813334</text:p>
          </table:table-cell>
          <table:table-cell office:value-type="float" office:value="1448934165720" calcext:value-type="float">
            <text:p>1448934165720</text:p>
          </table:table-cell>
          <table:table-cell table:formula="of:=[.G13]/1024/1024/1024" office:value-type="float" office:value="1349.42509766668" calcext:value-type="float">
            <text:p>1349.42509766668</text:p>
          </table:table-cell>
        </table:table-row>
        <table:table-row table:style-name="ro1">
          <table:table-cell office:value-type="string" calcext:value-type="string">
            <text:p>Wed Mar 22 19:10:55 2023</text:p>
          </table:table-cell>
          <table:table-cell office:value-type="string" calcext:value-type="string">
            <text:p>TileDB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gcs</text:p>
          </table:table-cell>
          <table:table-cell office:value-type="float" office:value="18536.575756073" calcext:value-type="float">
            <text:p>18536.575756073</text:p>
          </table:table-cell>
          <table:table-cell office:value-type="float" office:value="148.458792743335" calcext:value-type="float">
            <text:p>148.458792743335</text:p>
          </table:table-cell>
          <table:table-cell office:value-type="float" office:value="1448934165720" calcext:value-type="float">
            <text:p>1448934165720</text:p>
          </table:table-cell>
          <table:table-cell table:formula="of:=[.G14]/1024/1024/1024" office:value-type="float" office:value="1349.42509766668" calcext:value-type="float">
            <text:p>1349.42509766668</text:p>
          </table:table-cell>
        </table:table-row>
        <table:table-row table:style-name="ro1">
          <table:table-cell office:value-type="string" calcext:value-type="string">
            <text:p>Wed Mar 22 19:43:59 2023</text:p>
          </table:table-cell>
          <table:table-cell office:value-type="string" calcext:value-type="string">
            <text:p>TileDB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cs</text:p>
          </table:table-cell>
          <table:table-cell office:value-type="float" office:value="9435.97373485565" calcext:value-type="float">
            <text:p>9435.97373485565</text:p>
          </table:table-cell>
          <table:table-cell office:value-type="float" office:value="74.2293963716674" calcext:value-type="float">
            <text:p>74.2293963716674</text:p>
          </table:table-cell>
          <table:table-cell office:value-type="float" office:value="724467082860" calcext:value-type="float">
            <text:p>724467082860</text:p>
          </table:table-cell>
          <table:table-cell table:formula="of:=[.G15]/1024/1024/1024" office:value-type="float" office:value="674.71254883334" calcext:value-type="float">
            <text:p>674.71254883334</text:p>
          </table:table-cell>
        </table:table-row>
        <table:table-row table:style-name="ro1">
          <table:table-cell office:value-type="string" calcext:value-type="string">
            <text:p>Wed Mar 22 20:01:02 2023</text:p>
          </table:table-cell>
          <table:table-cell office:value-type="string" calcext:value-type="string">
            <text:p>TileDB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3</text:p>
          </table:table-cell>
          <table:table-cell office:value-type="float" office:value="26399.5945453644" calcext:value-type="float">
            <text:p>26399.5945453644</text:p>
          </table:table-cell>
          <table:table-cell office:value-type="float" office:value="121.470290790001" calcext:value-type="float">
            <text:p>121.470290790001</text:p>
          </table:table-cell>
          <table:table-cell office:value-type="float" office:value="1448934165720" calcext:value-type="float">
            <text:p>1448934165720</text:p>
          </table:table-cell>
          <table:table-cell table:formula="of:=[.G16]/1024/1024/1024" office:value-type="float" office:value="1349.42509766668" calcext:value-type="float">
            <text:p>1349.42509766668</text:p>
          </table:table-cell>
        </table:table-row>
        <table:table-row table:style-name="ro1">
          <table:table-cell office:value-type="string" calcext:value-type="string">
            <text:p>Wed Mar 22 20:47:07 2023</text:p>
          </table:table-cell>
          <table:table-cell office:value-type="string" calcext:value-type="string">
            <text:p>TileDB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3</text:p>
          </table:table-cell>
          <table:table-cell office:value-type="float" office:value="13204.2067217827" calcext:value-type="float">
            <text:p>13204.2067217827</text:p>
          </table:table-cell>
          <table:table-cell office:value-type="float" office:value="60.7351453950006" calcext:value-type="float">
            <text:p>60.7351453950006</text:p>
          </table:table-cell>
          <table:table-cell office:value-type="float" office:value="724467082860" calcext:value-type="float">
            <text:p>724467082860</text:p>
          </table:table-cell>
          <table:table-cell table:formula="of:=[.G17]/1024/1024/1024" office:value-type="float" office:value="674.71254883334" calcext:value-type="float">
            <text:p>674.71254883334</text:p>
          </table:table-cell>
        </table:table-row>
        <table:table-row table:style-name="ro1">
          <table:table-cell office:value-type="string" calcext:value-type="string">
            <text:p>Wed Mar 22 21:10:11 2023</text:p>
          </table:table-cell>
          <table:table-cell office:value-type="string" calcext:value-type="string">
            <text:p>TileDB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zure</text:p>
          </table:table-cell>
          <table:table-cell office:value-type="float" office:value="17362.3851537704" calcext:value-type="float">
            <text:p>17362.3851537704</text:p>
          </table:table-cell>
          <table:table-cell office:value-type="float" office:value="53.9907739066672" calcext:value-type="float">
            <text:p>53.9907739066672</text:p>
          </table:table-cell>
          <table:table-cell office:value-type="float" office:value="724467082860" calcext:value-type="float">
            <text:p>724467082860</text:p>
          </table:table-cell>
          <table:table-cell table:formula="of:=[.G18]/1024/1024/1024" office:value-type="float" office:value="674.71254883334" calcext:value-type="float">
            <text:p>674.71254883334</text:p>
          </table:table-cell>
        </table:table-row>
        <table:table-row table:style-name="ro1">
          <table:table-cell office:value-type="string" calcext:value-type="string">
            <text:p>Wed Mar 22 21:40:15 2023</text:p>
          </table:table-cell>
          <table:table-cell office:value-type="string" calcext:value-type="string">
            <text:p>TileDB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zure</text:p>
          </table:table-cell>
          <table:table-cell office:value-type="float" office:value="34651.7648482323" calcext:value-type="float">
            <text:p>34651.7648482323</text:p>
          </table:table-cell>
          <table:table-cell office:value-type="float" office:value="107.981547813334" calcext:value-type="float">
            <text:p>107.981547813334</text:p>
          </table:table-cell>
          <table:table-cell office:value-type="float" office:value="1448934165720" calcext:value-type="float">
            <text:p>1448934165720</text:p>
          </table:table-cell>
          <table:table-cell table:formula="of:=[.G19]/1024/1024/1024" office:value-type="float" office:value="1349.42509766668" calcext:value-type="float">
            <text:p>1349.42509766668</text:p>
          </table:table-cell>
        </table:table-row>
      </table:table>
      <table:table table:name="Pivot Table_out-auto-chunk_1" table:style-name="ta1">
        <table:table-column table:style-name="co8" table:default-cell-style-name="ce3"/>
        <table:table-column table:style-name="co8" table:number-columns-repeated="2" table:default-cell-style-name="ce9"/>
        <table:table-column table:style-name="co8" table:default-cell-style-name="ce14"/>
        <table:table-column table:style-name="co8" table:default-cell-style-name="ce18"/>
        <table:table-column table:style-name="co8" table:default-cell-style-name="ce22"/>
        <table:table-row table:style-name="ro1">
          <table:table-cell table:style-name="ce1"/>
          <table:table-cell table:style-name="ce7"/>
          <table:table-cell table:style-name="ce11"/>
          <table:table-cell table:style-name="ce12" office:value-type="string" calcext:value-type="string">
            <text:p>Data</text:p>
          </table:table-cell>
          <table:table-cell table:style-name="ce16"/>
          <table:table-cell table:style-name="ce20"/>
        </table:table-row>
        <table:table-row table:style-name="ro1">
          <table:table-cell table:style-name="ce2" office:value-type="string" calcext:value-type="string">
            <text:p>Selectivity</text:p>
          </table:table-cell>
          <table:table-cell table:style-name="ce8" office:value-type="string" calcext:value-type="string">
            <text:p>Platform</text:p>
          </table:table-cell>
          <table:table-cell table:style-name="ce8" office:value-type="string" calcext:value-type="string">
            <text:p>Type</text:p>
          </table:table-cell>
          <table:table-cell table:style-name="ce13" office:value-type="string" calcext:value-type="string">
            <text:p>Median - Total Time (s)</text:p>
          </table:table-cell>
          <table:table-cell table:style-name="ce17" office:value-type="string" calcext:value-type="string">
            <text:p>Median - Cost ($)</text:p>
          </table:table-cell>
          <table:table-cell table:style-name="ce21" office:value-type="string" calcext:value-type="string">
            <text:p>Median - Transfer Size (GB)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TileDB</text:p>
          </table:table-cell>
          <table:table-cell office:value-type="float" office:value="3361.84620380402" calcext:value-type="float">
            <text:p>3361.84620380402</text:p>
          </table:table-cell>
          <table:table-cell office:value-type="float" office:value="10.6648442284775" calcext:value-type="float">
            <text:p>10.6648442284775</text:p>
          </table:table-cell>
          <table:table-cell office:value-type="float" office:value="133.276552855968" calcext:value-type="float">
            <text:p>133.276552855968</text:p>
          </table:table-cell>
        </table:table-row>
        <table:table-row table:style-name="ro1">
          <table:table-cell table:style-name="ce4"/>
          <table:table-cell office:value-type="string" calcext:value-type="string">
            <text:p>gcs</text:p>
          </table:table-cell>
          <table:table-cell office:value-type="string" calcext:value-type="string">
            <text:p>TileDB</text:p>
          </table:table-cell>
          <table:table-cell office:value-type="float" office:value="1796.09654545784" calcext:value-type="float">
            <text:p>1796.09654545784</text:p>
          </table:table-cell>
          <table:table-cell office:value-type="float" office:value="14.6625968141565" calcext:value-type="float">
            <text:p>14.6625968141565</text:p>
          </table:table-cell>
          <table:table-cell office:value-type="float" office:value="133.276552855968" calcext:value-type="float">
            <text:p>133.276552855968</text:p>
          </table:table-cell>
        </table:table-row>
        <table:table-row table:style-name="ro1">
          <table:table-cell table:style-name="ce5"/>
          <table:table-cell office:value-type="string" calcext:value-type="string">
            <text:p>s3</text:p>
          </table:table-cell>
          <table:table-cell office:value-type="string" calcext:value-type="string">
            <text:p>TileDB</text:p>
          </table:table-cell>
          <table:table-cell office:value-type="float" office:value="2637.89076328278" calcext:value-type="float">
            <text:p>2637.89076328278</text:p>
          </table:table-cell>
          <table:table-cell office:value-type="float" office:value="11.9970657570372" calcext:value-type="float">
            <text:p>11.9970657570372</text:p>
          </table:table-cell>
          <table:table-cell office:value-type="float" office:value="133.276552855968" calcext:value-type="float">
            <text:p>133.27655285596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TileDB</text:p>
          </table:table-cell>
          <table:table-cell office:value-type="float" office:value="17711.7497062683" calcext:value-type="float">
            <text:p>17711.7497062683</text:p>
          </table:table-cell>
          <table:table-cell office:value-type="float" office:value="53.9907739066672" calcext:value-type="float">
            <text:p>53.9907739066672</text:p>
          </table:table-cell>
          <table:table-cell office:value-type="float" office:value="674.71254883334" calcext:value-type="float">
            <text:p>674.71254883334</text:p>
          </table:table-cell>
        </table:table-row>
        <table:table-row table:style-name="ro1">
          <table:table-cell table:style-name="ce4"/>
          <table:table-cell office:value-type="string" calcext:value-type="string">
            <text:p>gcs</text:p>
          </table:table-cell>
          <table:table-cell office:value-type="string" calcext:value-type="string">
            <text:p>TileDB</text:p>
          </table:table-cell>
          <table:table-cell office:value-type="float" office:value="9106.89808368683" calcext:value-type="float">
            <text:p>9106.89808368683</text:p>
          </table:table-cell>
          <table:table-cell office:value-type="float" office:value="74.2293963716674" calcext:value-type="float">
            <text:p>74.2293963716674</text:p>
          </table:table-cell>
          <table:table-cell office:value-type="float" office:value="674.71254883334" calcext:value-type="float">
            <text:p>674.71254883334</text:p>
          </table:table-cell>
        </table:table-row>
        <table:table-row table:style-name="ro1">
          <table:table-cell table:style-name="ce5"/>
          <table:table-cell office:value-type="string" calcext:value-type="string">
            <text:p>s3</text:p>
          </table:table-cell>
          <table:table-cell office:value-type="string" calcext:value-type="string">
            <text:p>TileDB</text:p>
          </table:table-cell>
          <table:table-cell office:value-type="float" office:value="13208.2000291348" calcext:value-type="float">
            <text:p>13208.2000291348</text:p>
          </table:table-cell>
          <table:table-cell office:value-type="float" office:value="60.7351453950006" calcext:value-type="float">
            <text:p>60.7351453950006</text:p>
          </table:table-cell>
          <table:table-cell office:value-type="float" office:value="674.71254883334" calcext:value-type="float">
            <text:p>674.7125488333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TileDB</text:p>
          </table:table-cell>
          <table:table-cell office:value-type="float" office:value="35507.6801335812" calcext:value-type="float">
            <text:p>35507.6801335812</text:p>
          </table:table-cell>
          <table:table-cell office:value-type="float" office:value="107.981547813334" calcext:value-type="float">
            <text:p>107.981547813334</text:p>
          </table:table-cell>
          <table:table-cell office:value-type="float" office:value="1349.42509766668" calcext:value-type="float">
            <text:p>1349.42509766668</text:p>
          </table:table-cell>
        </table:table-row>
        <table:table-row table:style-name="ro1">
          <table:table-cell table:style-name="ce4"/>
          <table:table-cell office:value-type="string" calcext:value-type="string">
            <text:p>gcs</text:p>
          </table:table-cell>
          <table:table-cell office:value-type="string" calcext:value-type="string">
            <text:p>TileDB</text:p>
          </table:table-cell>
          <table:table-cell office:value-type="float" office:value="18817.6157128811" calcext:value-type="float">
            <text:p>18817.6157128811</text:p>
          </table:table-cell>
          <table:table-cell office:value-type="float" office:value="148.458792743335" calcext:value-type="float">
            <text:p>148.458792743335</text:p>
          </table:table-cell>
          <table:table-cell office:value-type="float" office:value="1349.42509766668" calcext:value-type="float">
            <text:p>1349.42509766668</text:p>
          </table:table-cell>
        </table:table-row>
        <table:table-row table:style-name="ro1">
          <table:table-cell table:style-name="ce6"/>
          <table:table-cell table:style-name="ce10" office:value-type="string" calcext:value-type="string">
            <text:p>s3</text:p>
          </table:table-cell>
          <table:table-cell table:style-name="ce10" office:value-type="string" calcext:value-type="string">
            <text:p>TileDB</text:p>
          </table:table-cell>
          <table:table-cell table:style-name="ce15" office:value-type="float" office:value="26490.4040539265" calcext:value-type="float">
            <text:p>26490.4040539265</text:p>
          </table:table-cell>
          <table:table-cell table:style-name="ce19" office:value-type="float" office:value="121.470290790001" calcext:value-type="float">
            <text:p>121.470290790001</text:p>
          </table:table-cell>
          <table:table-cell table:style-name="ce23" office:value-type="float" office:value="1349.42509766668" calcext:value-type="float">
            <text:p>1349.42509766668</text:p>
          </table:table-cell>
        </table:table-row>
      </table:table>
      <table:named-expressions/>
      <table:data-pilot-tables>
        <table:data-pilot-table table:name="DataPilot1" table:application-data="" table:target-range-address="'Pivot Table_out-auto-chunk_1'.A1:'Pivot Table_out-auto-chunk_1'.F11" table:buttons="'Pivot Table_out-auto-chunk_1'.A2 'Pivot Table_out-auto-chunk_1'.B2 'Pivot Table_out-auto-chunk_1'.C2 'Pivot Table_out-auto-chunk_1'.D1" table:grand-total="none" table:show-filter-button="false">
          <table:source-cell-range table:cell-range-address="'out-auto-chunk'.A1:'out-auto-chunk'.H1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electivity" table:orientation="row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5" table:display="true" table:show-details="true"/>
                <table:data-pilot-member table:name="0.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zure" table:display="true" table:show-details="true"/>
                <table:data-pilot-member table:name="gcs" table:display="true" table:show-details="true"/>
                <table:data-pilot-member table:name="s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TileD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 (s)" table:orientation="data" table:used-hierarchy="0" table:function="median">
            <table:data-pilot-level table:show-empty="false" calcext:repeat-item-labels="false">
              <table:data-pilot-members>
                <table:data-pilot-member table:name="1781.8078160286" table:display="true" table:show-details="true"/>
                <table:data-pilot-member table:name="1810.38527488709" table:display="true" table:show-details="true"/>
                <table:data-pilot-member table:name="2591.53032302856" table:display="true" table:show-details="true"/>
                <table:data-pilot-member table:name="2684.25120353699" table:display="true" table:show-details="true"/>
                <table:data-pilot-member table:name="3354.56441402435" table:display="true" table:show-details="true"/>
                <table:data-pilot-member table:name="3369.12799358368" table:display="true" table:show-details="true"/>
                <table:data-pilot-member table:name="8777.82243251801" table:display="true" table:show-details="true"/>
                <table:data-pilot-member table:name="9435.97373485565" table:display="true" table:show-details="true"/>
                <table:data-pilot-member table:name="13204.2067217827" table:display="true" table:show-details="true"/>
                <table:data-pilot-member table:name="13212.1933364868" table:display="true" table:show-details="true"/>
                <table:data-pilot-member table:name="17362.3851537704" table:display="true" table:show-details="true"/>
                <table:data-pilot-member table:name="18061.1142587662" table:display="true" table:show-details="true"/>
                <table:data-pilot-member table:name="18536.575756073" table:display="true" table:show-details="true"/>
                <table:data-pilot-member table:name="19098.6556696892" table:display="true" table:show-details="true"/>
                <table:data-pilot-member table:name="26399.5945453644" table:display="true" table:show-details="true"/>
                <table:data-pilot-member table:name="26581.2135624886" table:display="true" table:show-details="true"/>
                <table:data-pilot-member table:name="34651.7648482323" table:display="true" table:show-details="true"/>
                <table:data-pilot-member table:name="36363.59541893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st ($)" table:orientation="data" table:used-hierarchy="0" table:function="median">
            <table:data-pilot-level table:show-empty="false" calcext:repeat-item-labels="false">
              <table:data-pilot-members>
                <table:data-pilot-member table:name="10.6648442284775" table:display="true" table:show-details="true"/>
                <table:data-pilot-member table:name="11.9970657570372" table:display="true" table:show-details="true"/>
                <table:data-pilot-member table:name="14.6625968141565" table:display="true" table:show-details="true"/>
                <table:data-pilot-member table:name="53.9907739066672" table:display="true" table:show-details="true"/>
                <table:data-pilot-member table:name="60.7351453950006" table:display="true" table:show-details="true"/>
                <table:data-pilot-member table:name="74.2293963716674" table:display="true" table:show-details="true"/>
                <table:data-pilot-member table:name="107.981547813334" table:display="true" table:show-details="true"/>
                <table:data-pilot-member table:name="121.470290790001" table:display="true" table:show-details="true"/>
                <table:data-pilot-member table:name="148.45879274333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ransfer Size (GB)" table:orientation="data" table:used-hierarchy="0" table:function="median">
            <table:data-pilot-level table:show-empty="false" calcext:repeat-item-labels="false">
              <table:data-pilot-members>
                <table:data-pilot-member table:name="133.276552855968" table:display="true" table:show-details="true"/>
                <table:data-pilot-member table:name="674.71254883334" table:display="true" table:show-details="true"/>
                <table:data-pilot-member table:name="1349.425097666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3-27T17:32:14.106993610</dc:date>
    <meta:editing-duration>PT3M42S</meta:editing-duration>
    <meta:editing-cycles>1</meta:editing-cycles>
    <meta:document-statistic meta:table-count="2" meta:cell-count="207" meta:object-count="0"/>
    <meta:generator>LibreOffice/7.2.4.1$MacOSX_X86_64 LibreOffice_project/27d75539669ac387bb498e35313b970b7fe9c4f9</meta:generator>
  </office:meta>
</office:document-meta>
</file>